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5963" officeooo:paragraph-rsid="00045963"/>
    </style:style>
    <style:style style:name="P2" style:family="paragraph" style:parent-style-name="Standard">
      <style:paragraph-properties fo:text-align="justify" style:justify-single-word="false"/>
      <style:text-properties officeooo:rsid="00045963" officeooo:paragraph-rsid="0007dac9"/>
    </style:style>
    <style:style style:name="P3" style:family="paragraph" style:parent-style-name="Standard">
      <style:paragraph-properties fo:text-align="justify" style:justify-single-word="false"/>
      <style:text-properties officeooo:rsid="00045963" officeooo:paragraph-rsid="000b57f7"/>
    </style:style>
    <style:style style:name="P4" style:family="paragraph" style:parent-style-name="Standard">
      <style:paragraph-properties fo:text-align="justify" style:justify-single-word="false"/>
      <style:text-properties officeooo:rsid="0005ff01" officeooo:paragraph-rsid="0005ff01"/>
    </style:style>
    <style:style style:name="P5" style:family="paragraph" style:parent-style-name="Standard">
      <style:paragraph-properties fo:text-align="justify" style:justify-single-word="false"/>
      <style:text-properties officeooo:rsid="0006883a" officeooo:paragraph-rsid="000b57f7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74933" officeooo:paragraph-rsid="0007493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5ff01" officeooo:paragraph-rsid="0005ff0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5ff01" officeooo:paragraph-rsid="0005ff0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officeooo:rsid="00045963" officeooo:paragraph-rsid="00045963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09fd97" officeooo:paragraph-rsid="000b57f7"/>
    </style:style>
    <style:style style:name="T1" style:family="text">
      <style:text-properties officeooo:rsid="00045963"/>
    </style:style>
    <style:style style:name="T2" style:family="text">
      <style:text-properties officeooo:rsid="0005ff01"/>
    </style:style>
    <style:style style:name="T3" style:family="text">
      <style:text-properties officeooo:rsid="0006883a"/>
    </style:style>
    <style:style style:name="T4" style:family="text">
      <style:text-properties officeooo:rsid="0007493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57f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45963" style:font-style-asian="italic" style:font-weight-asian="bold" style:font-style-complex="italic" style:font-weight-complex="bold"/>
    </style:style>
    <style:style style:name="T9" style:family="text">
      <style:text-properties officeooo:rsid="0007dac9"/>
    </style:style>
    <style:style style:name="T10" style:family="text">
      <style:text-properties fo:font-style="normal" fo:font-weight="bold" officeooo:rsid="000b57f7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0b57f7" style:font-style-asian="normal" style:font-weight-asian="normal" style:font-style-complex="normal" style:font-weight-complex="normal"/>
    </style:style>
    <style:style style:name="T12" style:family="text">
      <style:text-properties officeooo:rsid="000f35b1"/>
    </style:style>
    <style:style style:name="T13" style:family="text">
      <style:text-properties officeooo:rsid="000fe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ude o mundo doando centavos. Change the world donating cents.</text:p>
      <text:p text:style-name="P1"/>
      <text:p text:style-name="P2"><text:span text:style-name="T6">PayN</text:span><text:span text:style-name="T7">C</text:span><text:span text:style-name="T6">are</text:span> é uma plataforma de pagamentos <text:span text:style-name="T13">online</text:span> que busca incentivar aos seus <text:span text:style-name="T2">utilizadores</text:span>, a doação de centavos para instituições de caridades cadastradas. Os usu<text:span text:style-name="T12">á</text:span>rios poderão pagar suas compras <text:span text:style-name="T9">através</text:span> <text:span text:style-name="T9">d</text:span>a nossa plataforma, nas lojas que utilizam <text:span text:style-name="T13">os</text:span> serviços, <text:span text:style-name="T9">e ainda ajudará <text:s/>instituições de caridade, doando alguns centavos.</text:span></text:p>
      <text:p text:style-name="P2"/>
      <text:p text:style-name="P3">A <text:span text:style-name="T6">PayN</text:span><text:span text:style-name="T7">C</text:span><text:span text:style-name="T6">are</text:span> já nasceu com <text:span text:style-name="T2">a consiência de sociedade, e busca influênciar os consumidores virtuais a realizar ações sociais no mundo real, para pessoas reais.</text:span></text:p>
      <text:p text:style-name="P1"/>
      <text:p text:style-name="P8">Funciona assim:</text:p>
      <text:p text:style-name="P4"/>
      <text:p text:style-name="P7">Cadastros:</text:p>
      <text:p text:style-name="P4">As instituições de caridade farão o cadastro em nosso sistema. Esse cadastro será analisado pela nossa equipe, para verificar a procedência da instituição, impedindo possíveis fraudes. Após o cadastro aprovado, esta instituição irá compor nossa relação de instituições de caridades disponíveis para doação.</text:p>
      <text:p text:style-name="P4"/>
      <text:p text:style-name="P4">A loja vendedora irá realizar o cadastro em nosso sistema, e irá informar em seu site, nas formas de pagamento, <text:span text:style-name="T3">a integração com nossa plataforma;</text:span></text:p>
      <text:p text:style-name="P4"/>
      <text:p text:style-name="P6">Realizando pagamentos:</text:p>
      <text:p text:style-name="P5">Quando o usuário decidir realizar a compra em um de nossos parceiros, ele poderá selecionar o <text:span text:style-name="T8">PayN</text:span><text:span text:style-name="T7">C</text:span><text:span text:style-name="T8">are</text:span><text:span text:style-name="T1"> </text:span>como forma de pagamento, então ele será direcionado para plataforma. É necessário a realização de um simples cadastro, em seguida, irá realizar o pagamento de suas compras. Durante o pagamento será perguntado <text:span text:style-name="T4">ao usuário se ele deseja doar R$ 0,50</text:span> <text:span text:style-name="T4">para uma instituição de caridade, caso afirmativo, será apresentado a lista de instituições cadastradas em nosso sistema, para que o cliente escolha a instituição de sua preferência. Após a escolha da instituição, será solicitado o meio de pagamento que usuário irá utilizar. A plataforma realizará as verificações de crédito do cliente junto a sua operadora, para poder retornar a aprovação ou reprovação da compra.</text:span></text:p>
      <text:p text:style-name="P4"/>
      <text:p text:style-name="P10">Os utilizadores <text:span text:style-name="T8">PayN</text:span><text:span text:style-name="T7">C</text:span><text:span text:style-name="T8">are </text:span><text:span text:style-name="T11">poderão ainda acompanhar as suas doações, verificando o total de suas doações, e quanto cada instituição de caridade já recebeu de doações no mês ou no período escolhido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5:07:36.845529597</meta:creation-date>
    <dc:date>2017-02-18T19:16:42.425814714</dc:date>
    <meta:editing-duration>PT13M52S</meta:editing-duration>
    <meta:editing-cycles>8</meta:editing-cycles>
    <meta:generator>LibreOffice/5.1.4.2$Linux_x86 LibreOffice_project/10m0$Build-2</meta:generator>
    <meta:document-statistic meta:table-count="0" meta:image-count="0" meta:object-count="0" meta:page-count="1" meta:paragraph-count="10" meta:word-count="307" meta:character-count="2004" meta:non-whitespace-character-count="1706"/>
  </office:meta>
</office:document-meta>
</file>